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Century Schoolbook L"/>
    </style:style>
    <style:style style:name="P2" style:family="paragraph" style:parent-style-name="Text_20_body">
      <style:text-properties style:font-name="Century Schoolbook L" officeooo:rsid="001baa88" officeooo:paragraph-rsid="001baa88"/>
    </style:style>
    <style:style style:name="P3" style:family="paragraph" style:parent-style-name="Text_20_body">
      <style:text-properties style:font-name="Century Schoolbook L" officeooo:paragraph-rsid="001baa88"/>
    </style:style>
    <style:style style:name="P4" style:family="paragraph" style:parent-style-name="Text_20_body">
      <style:text-properties style:font-name="Century Schoolbook L" officeooo:rsid="001ffb98" officeooo:paragraph-rsid="001ffb98"/>
    </style:style>
    <style:style style:name="P5" style:family="paragraph" style:parent-style-name="Text_20_body">
      <style:text-properties officeooo:rsid="001ffb98" officeooo:paragraph-rsid="001ffb98"/>
    </style:style>
    <style:style style:name="P6" style:family="paragraph" style:parent-style-name="Text_20_body">
      <style:text-properties officeooo:paragraph-rsid="001ffb98"/>
    </style:style>
    <style:style style:name="P7" style:family="paragraph" style:parent-style-name="Heading_20_1">
      <style:text-properties style:font-name="Century Schoolbook L" officeooo:rsid="001baa88" officeooo:paragraph-rsid="001baa88"/>
    </style:style>
    <style:style style:name="P8" style:family="paragraph" style:parent-style-name="Heading_20_1">
      <style:text-properties style:font-name="Century Schoolbook L" officeooo:rsid="001ffb98" officeooo:paragraph-rsid="001ffb98"/>
    </style:style>
    <style:style style:name="P9" style:family="paragraph" style:parent-style-name="Subtitle">
      <style:text-properties style:font-name="Century Schoolbook L" officeooo:rsid="001baa88" officeooo:paragraph-rsid="001baa88"/>
    </style:style>
    <style:style style:name="T1" style:family="text">
      <style:text-properties fo:font-style="italic" officeooo:rsid="001ffb98" style:font-style-asian="italic" style:font-style-complex="italic"/>
    </style:style>
    <style:style style:name="T2" style:family="text">
      <style:text-properties fo:font-variant="normal" fo:text-transform="none" fo:color="#000000" fo:letter-spacing="normal" fo:background-color="#ffffff" loext:char-shading-value="0" loext:padding="0in" loext:border="none"/>
    </style:style>
    <style:style style:name="T3" style:family="text">
      <style:text-properties fo:font-style="normal" officeooo:rsid="001ffb98" style:font-style-asian="normal" style:font-style-complex="normal"/>
    </style:style>
    <style:style style:name="T4" style:family="text">
      <style:text-properties style:font-name="Century Schoolbook L"/>
    </style:style>
    <style:style style:name="T5" style:family="text">
      <style:text-properties style:font-name="Century Schoolbook L" fo:font-style="italic" style:font-style-asian="italic" style:font-style-complex="italic"/>
    </style:style>
    <style:style style:name="T6" style:family="text">
      <style:text-properties style:font-name="Century Schoolbook L" fo:font-style="normal" style:font-style-asian="normal" style:font-style-complex="normal"/>
    </style:style>
    <style:style style:name="T7" style:family="text">
      <style:text-properties style:font-name="Century Schoolbook L" officeooo:rsid="001ffb98"/>
    </style:style>
    <style:style style:name="T8" style:family="text">
      <style:text-properties officeooo:rsid="001ffb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ython </text:p>
      <text:p text:style-name="P9">Lab Exercise <text:span text:style-name="T8">2</text:span></text:p>
      <text:p text:style-name="P2"/>
      <text:p text:style-name="P2"/>
      <text:h text:style-name="P7" text:outline-level="1">1. <text:s/><text:span text:style-name="T8">Manipulate strings</text:span></text:h>
      <text:p text:style-name="P3"/>
      <text:p text:style-name="P2">A. <text:span text:style-name="T8">Examine the program </text:span><text:span text:style-name="T1">lab2.py</text:span><text:span text:style-name="T3">. <text:s/>In this program, there is a variable called </text:span><text:span text:style-name="T1">Sentence</text:span><text:span text:style-name="T3">, which contains the first few paragraphs of Leo Tolstoy’s novel </text:span><text:span text:style-name="T1">War and Peace</text:span><text:span text:style-name="T3">. <text:s/></text:span></text:p>
      <text:p text:style-name="P4"><text:span text:style-name="T2">Using this data please do the following:</text:span></text:p>
      <text:p text:style-name="P4"><text:span text:style-name="T2">A. <text:s/>Count the number of words in the Sentence string.</text:span></text:p>
      <text:p text:style-name="P4"><text:span text:style-name="T2">B. <text:s/>Allow the user to ask how many instances of a given word are in this string.</text:span></text:p>
      <text:p text:style-name="P4"><text:span text:style-name="T2">C. <text:s/>Allow the user to insert a new string at any point in the Sentence string. </text:span></text:p>
      <text:p text:style-name="P4"><text:span text:style-name="T2">D. <text:s/>Print the string in reverse order. </text:span></text:p>
      <text:p text:style-name="P5"><text:span text:style-name="T4">E. <text:s/>Allow the user to specify that every </text:span><text:span text:style-name="T5">nth</text:span><text:span text:style-name="T6"> word will be printed completely in upper case. </text:span></text:p>
      <text:p text:style-name="P5"><text:span text:style-name="T6"/></text:p>
      <text:h text:style-name="P8" text:outline-level="1">1A. <text:s/>The Caesar cipher</text:h>
      <text:p text:style-name="P5"><text:span text:style-name="T4">Gaius Julius Caesar invented a cipher in which each letter was replaced by a new letter given a </text:span><text:span text:style-name="T6">numeric shift. <text:s/>I.e with a numeric shift of 3, ‘A’, would become ‘C’, ‘B’ would become ‘D’ and so forth. <text:s/>Please write a program, using the Sentence data to implement the Caesar shift. <text:s/>Allow the user to specify the shift value. <text:s/>Be able to encode and decode the data using this cipher. </text:span></text:p>
      <text:p text:style-name="P5"><text:span text:style-name="T4"><text:s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1d3f2b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2:33:30.421236405</meta:creation-date>
    <dc:date>2016-12-23T23:13:36.907040496</dc:date>
    <meta:editing-duration>PT19M3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183" meta:character-count="1004" meta:non-whitespace-character-count="813"/>
  </office:meta>
</office:document-meta>
</file>